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SUA-2375">
            <text:p>SUA-2375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9190.0">
            <text:p>9190.0</text:p>
          </table:table-cell>
          <table:table-cell office:value-type="float" office:value="140.0">
            <text:p>1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31.6">
            <text:p>-3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SUA-2380">
            <text:p>SUA-2380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9320.0">
            <text:p>93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33.2">
            <text:p>-33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SUA-2379">
            <text:p>SUA-2379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920.0">
            <text:p>8920.0</text:p>
          </table:table-cell>
          <table:table-cell office:value-type="float" office:value="70.0">
            <text:p>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33.2">
            <text:p>-33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SUA-2378">
            <text:p>SUA-2378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100.0">
            <text:p>810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8.4">
            <text:p>-18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SUA-2377">
            <text:p>SUA-2377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6730.0">
            <text:p>6730.0</text:p>
          </table:table-cell>
          <table:table-cell office:value-type="float" office:value="180.0">
            <text:p>180.0</text:p>
          </table:table-cell>
          <table:table-cell office:value-type="string" office:value="Crab">
            <text:p>Crab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222">
            <text:p>ANU-9222</text:p>
          </table:table-cell>
          <table:table-cell office:value-type="float" office:value="-14.65">
            <text:p>-14.65</text:p>
          </table:table-cell>
          <table:table-cell office:value-type="float" office:value="145.25">
            <text:p>145.25</text:p>
          </table:table-cell>
          <table:table-cell office:value-type="float" office:value="3600.0">
            <text:p>360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3">
            <text:p>1.23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8955">
            <text:p>ANU-8955</text:p>
          </table:table-cell>
          <table:table-cell office:value-type="float" office:value="-14.717">
            <text:p>-14.717</text:p>
          </table:table-cell>
          <table:table-cell office:value-type="float" office:value="145.167">
            <text:p>145.167</text:p>
          </table:table-cell>
          <table:table-cell office:value-type="float" office:value="2110.0">
            <text:p>211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14">
            <text:p>1.1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8956">
            <text:p>ANU-8956</text:p>
          </table:table-cell>
          <table:table-cell office:value-type="float" office:value="-14.717">
            <text:p>-14.717</text:p>
          </table:table-cell>
          <table:table-cell office:value-type="float" office:value="145.167">
            <text:p>145.167</text:p>
          </table:table-cell>
          <table:table-cell office:value-type="float" office:value="1930.0">
            <text:p>193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6">
            <text:p>0.9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8957">
            <text:p>ANU-8957</text:p>
          </table:table-cell>
          <table:table-cell office:value-type="float" office:value="-14.717">
            <text:p>-14.717</text:p>
          </table:table-cell>
          <table:table-cell office:value-type="float" office:value="145.167">
            <text:p>145.167</text:p>
          </table:table-cell>
          <table:table-cell office:value-type="float" office:value="1880.0">
            <text:p>188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8958">
            <text:p>ANU-8958</text:p>
          </table:table-cell>
          <table:table-cell office:value-type="float" office:value="-14.65">
            <text:p>-14.65</text:p>
          </table:table-cell>
          <table:table-cell office:value-type="float" office:value="145.25">
            <text:p>145.25</text:p>
          </table:table-cell>
          <table:table-cell office:value-type="float" office:value="3630.0">
            <text:p>363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39">
            <text:p>1.3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8959">
            <text:p>ANU-8959</text:p>
          </table:table-cell>
          <table:table-cell office:value-type="float" office:value="-14.65">
            <text:p>-14.65</text:p>
          </table:table-cell>
          <table:table-cell office:value-type="float" office:value="145.25">
            <text:p>145.25</text:p>
          </table:table-cell>
          <table:table-cell office:value-type="float" office:value="5200.0">
            <text:p>520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4">
            <text:p>1.0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076">
            <text:p>ANU-9076</text:p>
          </table:table-cell>
          <table:table-cell office:value-type="float" office:value="-14.717">
            <text:p>-14.717</text:p>
          </table:table-cell>
          <table:table-cell office:value-type="float" office:value="145.183">
            <text:p>145.183</text:p>
          </table:table-cell>
          <table:table-cell office:value-type="float" office:value="2120.0">
            <text:p>212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077">
            <text:p>ANU-9077</text:p>
          </table:table-cell>
          <table:table-cell office:value-type="float" office:value="-14.717">
            <text:p>-14.717</text:p>
          </table:table-cell>
          <table:table-cell office:value-type="float" office:value="145.183">
            <text:p>145.183</text:p>
          </table:table-cell>
          <table:table-cell office:value-type="float" office:value="1390.0">
            <text:p>139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6">
            <text:p>0.8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078">
            <text:p>ANU-9078</text:p>
          </table:table-cell>
          <table:table-cell office:value-type="float" office:value="-14.717">
            <text:p>-14.717</text:p>
          </table:table-cell>
          <table:table-cell office:value-type="float" office:value="145.183">
            <text:p>145.183</text:p>
          </table:table-cell>
          <table:table-cell office:value-type="float" office:value="1240.0">
            <text:p>124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15">
            <text:p>1.1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221">
            <text:p>ANU-9221</text:p>
          </table:table-cell>
          <table:table-cell office:value-type="float" office:value="-14.5">
            <text:p>-14.5</text:p>
          </table:table-cell>
          <table:table-cell office:value-type="float" office:value="144.767">
            <text:p>144.767</text:p>
          </table:table-cell>
          <table:table-cell office:value-type="float" office:value="6110.0">
            <text:p>6110.0</text:p>
          </table:table-cell>
          <table:table-cell office:value-type="float" office:value="80.0">
            <text:p>80.0</text:p>
          </table:table-cell>
          <table:table-cell office:value-type="string" office:value="Clam (Tridacna)">
            <text:p>Clam (Tridac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1">
            <text:p>0.9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079">
            <text:p>ANU-9079</text:p>
          </table:table-cell>
          <table:table-cell office:value-type="float" office:value="-14.717">
            <text:p>-14.717</text:p>
          </table:table-cell>
          <table:table-cell office:value-type="float" office:value="145.067">
            <text:p>145.067</text:p>
          </table:table-cell>
          <table:table-cell office:value-type="float" office:value="3190.0">
            <text:p>319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080">
            <text:p>ANU-9080</text:p>
          </table:table-cell>
          <table:table-cell office:value-type="float" office:value="-14.717">
            <text:p>-14.717</text:p>
          </table:table-cell>
          <table:table-cell office:value-type="float" office:value="145.067">
            <text:p>145.067</text:p>
          </table:table-cell>
          <table:table-cell office:value-type="float" office:value="2210.0">
            <text:p>221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7">
            <text:p>1.0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081">
            <text:p>ANU-9081</text:p>
          </table:table-cell>
          <table:table-cell office:value-type="float" office:value="-14.717">
            <text:p>-14.717</text:p>
          </table:table-cell>
          <table:table-cell office:value-type="float" office:value="145.067">
            <text:p>145.067</text:p>
          </table:table-cell>
          <table:table-cell office:value-type="float" office:value="2800.0">
            <text:p>280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0">
            <text:p>ANU-9180</text:p>
          </table:table-cell>
          <table:table-cell office:value-type="float" office:value="-14.517">
            <text:p>-14.517</text:p>
          </table:table-cell>
          <table:table-cell office:value-type="float" office:value="144.967">
            <text:p>144.967</text:p>
          </table:table-cell>
          <table:table-cell office:value-type="float" office:value="5040.0">
            <text:p>504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18">
            <text:p>1.18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1">
            <text:p>ANU-9181</text:p>
          </table:table-cell>
          <table:table-cell office:value-type="float" office:value="-14.517">
            <text:p>-14.517</text:p>
          </table:table-cell>
          <table:table-cell office:value-type="float" office:value="144.967">
            <text:p>144.967</text:p>
          </table:table-cell>
          <table:table-cell office:value-type="float" office:value="5600.0">
            <text:p>560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4">
            <text:p>0.8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220">
            <text:p>ANU-9220</text:p>
          </table:table-cell>
          <table:table-cell office:value-type="float" office:value="-14.717">
            <text:p>-14.717</text:p>
          </table:table-cell>
          <table:table-cell office:value-type="float" office:value="145.183">
            <text:p>145.183</text:p>
          </table:table-cell>
          <table:table-cell office:value-type="float" office:value="1650.0">
            <text:p>165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2">
            <text:p>ANU-9182</text:p>
          </table:table-cell>
          <table:table-cell office:value-type="float" office:value="-14.517">
            <text:p>-14.517</text:p>
          </table:table-cell>
          <table:table-cell office:value-type="float" office:value="144.967">
            <text:p>144.967</text:p>
          </table:table-cell>
          <table:table-cell office:value-type="float" office:value="4350.0">
            <text:p>435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8687">
            <text:p>ANU-8687</text:p>
          </table:table-cell>
          <table:table-cell office:value-type="float" office:value="-14.667">
            <text:p>-14.667</text:p>
          </table:table-cell>
          <table:table-cell office:value-type="float" office:value="145.467">
            <text:p>145.467</text:p>
          </table:table-cell>
          <table:table-cell office:value-type="float" office:value="3480.0">
            <text:p>3480.0</text:p>
          </table:table-cell>
          <table:table-cell office:value-type="float" office:value="70.0">
            <text:p>7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SUA-2381">
            <text:p>SUA-2381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9510.0">
            <text:p>951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42.0">
            <text:p>-4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SUA-2382">
            <text:p>SUA-2382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9360.0">
            <text:p>9360.0</text:p>
          </table:table-cell>
          <table:table-cell office:value-type="float" office:value="150.0">
            <text:p>15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31.0">
            <text:p>-3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9285">
            <text:p>BETA-9285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536.0">
            <text:p>8536.0</text:p>
          </table:table-cell>
          <table:table-cell office:value-type="float" office:value="148.0">
            <text:p>148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4.1">
            <text:p>-24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OZE421">
            <text:p>OZE421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5190.0">
            <text:p>519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OZE420">
            <text:p>OZE420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5200.0">
            <text:p>520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OZE419">
            <text:p>OZE419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5090.0">
            <text:p>5090.0</text:p>
          </table:table-cell>
          <table:table-cell office:value-type="float" office:value="50.0">
            <text:p>5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21804">
            <text:p>BETA-21804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766.0">
            <text:p>8766.0</text:p>
          </table:table-cell>
          <table:table-cell office:value-type="float" office:value="102.0">
            <text:p>102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3.3">
            <text:p>-2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22248">
            <text:p>BETA-22248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726.0">
            <text:p>8726.0</text:p>
          </table:table-cell>
          <table:table-cell office:value-type="float" office:value="148.0">
            <text:p>148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2.8">
            <text:p>-12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96">
            <text:p>ANU-4596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9330.0">
            <text:p>9330.0</text:p>
          </table:table-cell>
          <table:table-cell office:value-type="float" office:value="90.0">
            <text:p>9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4.0">
            <text:p>-4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95">
            <text:p>ANU-4595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7410.0">
            <text:p>7410.0</text:p>
          </table:table-cell>
          <table:table-cell office:value-type="float" office:value="150.0">
            <text:p>15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6">
            <text:p>-14.6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94">
            <text:p>ANU-4594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6820.0">
            <text:p>682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4">
            <text:p>-14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93">
            <text:p>ANU-4593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8370.0">
            <text:p>8370.0</text:p>
          </table:table-cell>
          <table:table-cell office:value-type="float" office:value="230.0">
            <text:p>23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9.8">
            <text:p>-29.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91">
            <text:p>ANU-4591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7520.0">
            <text:p>752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9.1">
            <text:p>-29.1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90">
            <text:p>ANU-4590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7420.0">
            <text:p>7420.0</text:p>
          </table:table-cell>
          <table:table-cell office:value-type="float" office:value="230.0">
            <text:p>2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89">
            <text:p>ANU-4589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8200.0">
            <text:p>820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6.4">
            <text:p>-26.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88">
            <text:p>ANU-4588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5630.0">
            <text:p>5630.0</text:p>
          </table:table-cell>
          <table:table-cell office:value-type="float" office:value="300.0">
            <text:p>3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7.0">
            <text:p>-37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87">
            <text:p>ANU-4587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7070.0">
            <text:p>7070.0</text:p>
          </table:table-cell>
          <table:table-cell office:value-type="float" office:value="320.0">
            <text:p>32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1">
            <text:p>-43.1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4586">
            <text:p>ANU-4586</text:p>
          </table:table-cell>
          <table:table-cell office:value-type="float" office:value="-15.45">
            <text:p>-15.45</text:p>
          </table:table-cell>
          <table:table-cell office:value-type="float" office:value="145.25">
            <text:p>145.25</text:p>
          </table:table-cell>
          <table:table-cell office:value-type="float" office:value="6500.0">
            <text:p>6500.0</text:p>
          </table:table-cell>
          <table:table-cell office:value-type="float" office:value="450.0">
            <text:p>45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6.9">
            <text:p>-36.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5814">
            <text:p>BETA-5814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776.0">
            <text:p>8776.0</text:p>
          </table:table-cell>
          <table:table-cell office:value-type="float" office:value="111.0">
            <text:p>111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36.8">
            <text:p>-36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5814">
            <text:p>BETA-5814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246.0">
            <text:p>8246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6.7">
            <text:p>-16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5816">
            <text:p>BETA-5816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7186.0">
            <text:p>7186.0</text:p>
          </table:table-cell>
          <table:table-cell office:value-type="float" office:value="129.0">
            <text:p>129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0.1">
            <text:p>-10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6648">
            <text:p>BETA-6648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986.0">
            <text:p>8986.0</text:p>
          </table:table-cell>
          <table:table-cell office:value-type="float" office:value="102.0">
            <text:p>102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7.8">
            <text:p>-27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9283">
            <text:p>BETA-9283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536.0">
            <text:p>8536.0</text:p>
          </table:table-cell>
          <table:table-cell office:value-type="float" office:value="148.0">
            <text:p>148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3.9">
            <text:p>-23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Wk7491">
            <text:p>Wk7491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5180.0">
            <text:p>518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Wk7490">
            <text:p>Wk7490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4640.0">
            <text:p>464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BETA-9284">
            <text:p>BETA-9284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946.0">
            <text:p>8946.0</text:p>
          </table:table-cell>
          <table:table-cell office:value-type="float" office:value="206.0">
            <text:p>206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4.2">
            <text:p>-24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3">
            <text:p>ANU-9183</text:p>
          </table:table-cell>
          <table:table-cell office:value-type="float" office:value="-14.55">
            <text:p>-14.55</text:p>
          </table:table-cell>
          <table:table-cell office:value-type="float" office:value="144.667">
            <text:p>144.667</text:p>
          </table:table-cell>
          <table:table-cell office:value-type="float" office:value="5670.0">
            <text:p>567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4">
            <text:p>ANU-9184</text:p>
          </table:table-cell>
          <table:table-cell office:value-type="float" office:value="-14.55">
            <text:p>-14.55</text:p>
          </table:table-cell>
          <table:table-cell office:value-type="float" office:value="144.667">
            <text:p>144.667</text:p>
          </table:table-cell>
          <table:table-cell office:value-type="float" office:value="5300.0">
            <text:p>530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1">
            <text:p>0.6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6">
            <text:p>ANU-9186</text:p>
          </table:table-cell>
          <table:table-cell office:value-type="float" office:value="-14.067">
            <text:p>-14.067</text:p>
          </table:table-cell>
          <table:table-cell office:value-type="float" office:value="144.25">
            <text:p>144.25</text:p>
          </table:table-cell>
          <table:table-cell office:value-type="float" office:value="420.0">
            <text:p>420.0</text:p>
          </table:table-cell>
          <table:table-cell office:value-type="float" office:value="60.0">
            <text:p>6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9">
            <text:p>0.6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7">
            <text:p>ANU-9187</text:p>
          </table:table-cell>
          <table:table-cell office:value-type="float" office:value="-14.067">
            <text:p>-14.067</text:p>
          </table:table-cell>
          <table:table-cell office:value-type="float" office:value="144.25">
            <text:p>144.25</text:p>
          </table:table-cell>
          <table:table-cell office:value-type="float" office:value="320.0">
            <text:p>320.0</text:p>
          </table:table-cell>
          <table:table-cell office:value-type="float" office:value="70.0">
            <text:p>7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7">
            <text:p>0.8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8">
            <text:p>ANU-9188</text:p>
          </table:table-cell>
          <table:table-cell office:value-type="float" office:value="-14.5">
            <text:p>-14.5</text:p>
          </table:table-cell>
          <table:table-cell office:value-type="float" office:value="144.767">
            <text:p>144.767</text:p>
          </table:table-cell>
          <table:table-cell office:value-type="float" office:value="6030.0">
            <text:p>603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9">
            <text:p>0.9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5">
            <text:p>ANU-9185</text:p>
          </table:table-cell>
          <table:table-cell office:value-type="float" office:value="-14.067">
            <text:p>-14.067</text:p>
          </table:table-cell>
          <table:table-cell office:value-type="float" office:value="144.25">
            <text:p>144.25</text:p>
          </table:table-cell>
          <table:table-cell office:value-type="float" office:value="5370.0">
            <text:p>537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WK7713">
            <text:p>WK7713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3820.0">
            <text:p>3820.0</text:p>
          </table:table-cell>
          <table:table-cell office:value-type="float" office:value="70.0">
            <text:p>7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189">
            <text:p>ANU-9189</text:p>
          </table:table-cell>
          <table:table-cell office:value-type="float" office:value="-14.5">
            <text:p>-14.5</text:p>
          </table:table-cell>
          <table:table-cell office:value-type="float" office:value="144.767">
            <text:p>144.767</text:p>
          </table:table-cell>
          <table:table-cell office:value-type="float" office:value="6250.0">
            <text:p>625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WK7715">
            <text:p>WK7715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3310.0">
            <text:p>331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WK7716">
            <text:p>WK7716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5220.0">
            <text:p>522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2319">
            <text:p>ANU-2319</text:p>
          </table:table-cell>
          <table:table-cell office:value-type="float" office:value="-14.167">
            <text:p>-14.167</text:p>
          </table:table-cell>
          <table:table-cell office:value-type="float" office:value="144.25">
            <text:p>144.25</text:p>
          </table:table-cell>
          <table:table-cell office:value-type="float" office:value="6110.0">
            <text:p>6110.0</text:p>
          </table:table-cell>
          <table:table-cell office:value-type="float" office:value="200.0">
            <text:p>20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WK7714">
            <text:p>WK7714</text:p>
          </table:table-cell>
          <table:table-cell office:value-type="float" office:value="-14.262">
            <text:p>-14.262</text:p>
          </table:table-cell>
          <table:table-cell office:value-type="float" office:value="144.208">
            <text:p>144.208</text:p>
          </table:table-cell>
          <table:table-cell office:value-type="float" office:value="3420.0">
            <text:p>3420.0</text:p>
          </table:table-cell>
          <table:table-cell office:value-type="float" office:value="60.0">
            <text:p>60.0</text:p>
          </table:table-cell>
          <table:table-cell office:value-type="string" office:value="Oyster (Saccostrea cuccullata)">
            <text:p>Oyster (Saccostrea cuccu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21">
            <text:p>1.21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string" office:value="LewisEtal2013,Higley2000">
            <text:p>LewisEtal2013,Higley2000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209">
            <text:p>ANU-9209</text:p>
          </table:table-cell>
          <table:table-cell office:value-type="float" office:value="-14.55">
            <text:p>-14.55</text:p>
          </table:table-cell>
          <table:table-cell office:value-type="float" office:value="144.667">
            <text:p>144.667</text:p>
          </table:table-cell>
          <table:table-cell office:value-type="float" office:value="4850.0">
            <text:p>4850.0</text:p>
          </table:table-cell>
          <table:table-cell office:value-type="float" office:value="80.0">
            <text:p>8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SUA-2375">
            <text:p>SUA-2375</text:p>
          </table:table-cell>
          <table:table-cell office:value-type="float" office:value="-14.3">
            <text:p>-14.3</text:p>
          </table:table-cell>
          <table:table-cell office:value-type="float" office:value="144.0">
            <text:p>144.0</text:p>
          </table:table-cell>
          <table:table-cell office:value-type="float" office:value="8640.0">
            <text:p>864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24.5">
            <text:p>-2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ewisEtal2013,Salama1991">
            <text:p>LewisEtal2013,Salama1991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2321">
            <text:p>ANU-2321</text:p>
          </table:table-cell>
          <table:table-cell office:value-type="float" office:value="-14.1">
            <text:p>-14.1</text:p>
          </table:table-cell>
          <table:table-cell office:value-type="float" office:value="144.333">
            <text:p>144.333</text:p>
          </table:table-cell>
          <table:table-cell office:value-type="float" office:value="4410.0">
            <text:p>4410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2320">
            <text:p>ANU-2320</text:p>
          </table:table-cell>
          <table:table-cell office:value-type="float" office:value="-14.167">
            <text:p>-14.167</text:p>
          </table:table-cell>
          <table:table-cell office:value-type="float" office:value="144.25">
            <text:p>144.25</text:p>
          </table:table-cell>
          <table:table-cell office:value-type="float" office:value="6050.0">
            <text:p>6050.0</text:p>
          </table:table-cell>
          <table:table-cell office:value-type="float" office:value="100.0">
            <text:p>10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2322">
            <text:p>ANU-2322</text:p>
          </table:table-cell>
          <table:table-cell office:value-type="float" office:value="-14.1">
            <text:p>-14.1</text:p>
          </table:table-cell>
          <table:table-cell office:value-type="float" office:value="144.333">
            <text:p>144.333</text:p>
          </table:table-cell>
          <table:table-cell office:value-type="float" office:value="4400.0">
            <text:p>4400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2323">
            <text:p>ANU-2323</text:p>
          </table:table-cell>
          <table:table-cell office:value-type="float" office:value="-14.1">
            <text:p>-14.1</text:p>
          </table:table-cell>
          <table:table-cell office:value-type="float" office:value="144.333">
            <text:p>144.333</text:p>
          </table:table-cell>
          <table:table-cell office:value-type="float" office:value="5560.0">
            <text:p>5560.0</text:p>
          </table:table-cell>
          <table:table-cell office:value-type="float" office:value="100.0">
            <text:p>10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9210">
            <text:p>ANU-9210</text:p>
          </table:table-cell>
          <table:table-cell office:value-type="float" office:value="-14.517">
            <text:p>-14.517</text:p>
          </table:table-cell>
          <table:table-cell office:value-type="float" office:value="144.967">
            <text:p>144.967</text:p>
          </table:table-cell>
          <table:table-cell office:value-type="float" office:value="6180.0">
            <text:p>6180.0</text:p>
          </table:table-cell>
          <table:table-cell office:value-type="float" office:value="90.0">
            <text:p>90.0</text:p>
          </table:table-cell>
          <table:table-cell office:value-type="string" office:value="Microatoll">
            <text:p>Microato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4">
            <text:p>1.0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Zwartz1995">
            <text:p>LewisEtal2013,Zwartz1995</text:p>
          </table:table-cell>
        </table:table-row>
        <table:table-row>
          <table:table-cell office:value-type="string" office:value="Cape_Melville">
            <text:p>Cape_Melville</text:p>
          </table:table-cell>
          <table:table-cell office:value-type="string" office:value="radiocarbon">
            <text:p>radiocarbon</text:p>
          </table:table-cell>
          <table:table-cell office:value-type="string" office:value="ANU-2324">
            <text:p>ANU-2324</text:p>
          </table:table-cell>
          <table:table-cell office:value-type="float" office:value="-14.1">
            <text:p>-14.1</text:p>
          </table:table-cell>
          <table:table-cell office:value-type="float" office:value="144.333">
            <text:p>144.333</text:p>
          </table:table-cell>
          <table:table-cell office:value-type="float" office:value="5500.0">
            <text:p>5500.0</text:p>
          </table:table-cell>
          <table:table-cell office:value-type="float" office:value="130.0">
            <text:p>13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5">
            <text:p>0.7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